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1.10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DB Incline Bench Press</text:p>
          </table:table-cell>
          <table:table-cell office:value-type="string">
            <text:p>12/12/12/12</text:p>
          </table:table-cell>
          <table:table-cell/>
        </table:table-row>
        <table:table-row table:style-name="ro1">
          <table:table-cell office:value-type="string">
            <text:p>DB Bench Press</text:p>
          </table:table-cell>
          <table:table-cell office:value-type="string">
            <text:p>10/10/10/10</text:p>
          </table:table-cell>
          <table:table-cell/>
        </table:table-row>
        <table:table-row table:style-name="ro1">
          <table:table-cell office:value-type="string">
            <text:p>Cable Crossover – High</text:p>
          </table:table-cell>
          <table:table-cell office:value-type="string">
            <text:p>15/15/15/15</text:p>
          </table:table-cell>
          <table:table-cell/>
        </table:table-row>
        <table:table-row table:style-name="ro1">
          <table:table-cell office:value-type="string">
            <text:p>Selectorized Fly</text:p>
          </table:table-cell>
          <table:table-cell office:value-type="string">
            <text:p>10/10/10/10</text:p>
          </table:table-cell>
          <table:table-cell/>
        </table:table-row>
        <table:table-row table:style-name="ro1">
          <table:table-cell office:value-type="string">
            <text:p>BW Crunch</text:p>
          </table:table-cell>
          <table:table-cell office:value-type="string">
            <text:p>20/20/20/20/20</text:p>
          </table:table-cell>
          <table:table-cell/>
        </table:table-row>
        <table:table-row table:style-name="ro1">
          <table:table-cell office:value-type="string">
            <text:p>BW Leg Raise</text:p>
          </table:table-cell>
          <table:table-cell office:value-type="string">
            <text:p>20/20/20/20/20</text:p>
          </table:table-cell>
          <table:table-cell/>
        </table:table-row>
        <table:table-row table:style-name="ro1">
          <table:table-cell office:value-type="string">
            <text:p>BW Plank</text:p>
          </table:table-cell>
          <table:table-cell office:value-type="string">
            <text:p>60/60/60/60/60</text:p>
          </table:table-cell>
          <table:table-cell/>
        </table:table-row>
        <table:table-row table:style-name="ro1">
          <table:table-cell office:value-type="string">
            <text:p>BW Russian Twist</text:p>
          </table:table-cell>
          <table:table-cell office:value-type="string">
            <text:p>40/40/40/40/40</text:p>
          </table:table-cell>
          <table:table-cell/>
        </table:table-row>
        <table:table-row table:style-name="ro1">
          <table:table-cell office:value-type="string">
            <text:p>Flutter Kick</text:p>
          </table:table-cell>
          <table:table-cell office:value-type="string">
            <text:p>40/40/40/40/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2/23/2018</text:date>, <text:time>17:0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7S</meta:editing-duration>
    <meta:editing-cycles>6</meta:editing-cycles>
    <meta:generator>OpenOffice/4.1.5$Win32 OpenOffice.org_project/415m1$Build-9789</meta:generator>
    <dc:date>2018-02-23T17:01:21.40</dc:date>
    <dc:creator>Justin Reina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